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Footnote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acas, 9 de noviembre de 2012</text:p>
      <text:p text:style-name="Standard"/>
      <text:list xml:id="list85859329" text:style-name="L1">
        <text:list-item>
          <text:p text:style-name="P3">Tomando en consideración la segunda tesis de <text:span text:style-name="T1">Bergson</text:span><text:span text:style-name="T1"><text:note text:id="ftn0" text:note-class="footnote"><text:note-citation>1</text:note-citation><text:note-body><text:p text:style-name="Footnote">Henri Bergson (1859-1941)</text:p></text:note-body></text:note></text:span>, ¿Como el cine puede aportar elementos para una nueva filosofía?, a pesar de la critica de <text:span text:style-name="T1">Bergson</text:span> sobre el cine planteado en su primera tesis.</text:p>
        </text:list-item>
      </text:list>
      <text:p text:style-name="Standard"/>
      <text:p text:style-name="P2"><text:tab/>En la primera tesis<text:span text:style-name="T2"> de</text:span> <text:span text:style-name="T1">Bergson </text:span><text:span text:style-name="T2">sobre el </text:span><text:span text:style-name="T1">movimiento </text:span><text:span text:style-name="T2">se</text:span><text:span text:style-name="T1"> </text:span><text:span text:style-name="T2">sostiene, según </text:span><text:span text:style-name="T1">Deleuze</text:span><text:span text:style-name="T1"><text:note text:id="ftn1" text:note-class="footnote"><text:note-citation>2</text:note-citation><text:note-body><text:p text:style-name="Footnote">Gilles Deleuze (1925-1995)</text:p></text:note-body></text:note></text:span><text:span text:style-name="T1">,</text:span><text:span text:style-name="T2"> que: </text:span><text:span text:style-name="T1">“El espacio recorrido es pasado, el movimiento es presente, es el acto de recorrer.”</text:span><text:span text:style-name="T1"><text:note text:id="ftn2" text:note-class="footnote"><text:note-citation>3</text:note-citation><text:note-body><text:p text:style-name="P4">La imagen-movimiento, Estudios sobre cine 1. Gilles Deleuze. Paidós Comunicaciones.</text:p></text:note-body></text:note></text:span><text:span text:style-name="T1">, </text:span><text:span text:style-name="T2">seguidamente comenta que el </text:span><text:span text:style-name="T1">espacio recorrido </text:span><text:span text:style-name="T2">es </text:span><text:span text:style-name="T1">divisible</text:span><text:span text:style-name="T2"> mientras que el </text:span><text:span text:style-name="T1">movimiento </text:span><text:span text:style-name="T2">es </text:span><text:span text:style-name="T1">indivisible </text:span><text:span text:style-name="T2">porque cada división cambia su naturaleza.</text:span></text:p>
      <text:p text:style-name="P2"><text:span text:style-name="T2"/></text:p>
      <text:p text:style-name="P2"><text:span text:style-name="T2"><text:tab/>Esta idea puede ser enunciada de la siguiente manera: “...</text:span><text:span text:style-name="T1">no podéis reconstruir el movimiento con posiciones en el espacio o con instantes en el tiempo</text:span><text:span text:style-name="T2">...”. Aunque esta imposibilidad de reconstrucción del movimiento mediante el uso de </text:span><text:span text:style-name="T1">posiciones en el espacio</text:span><text:span text:style-name="T2"> o </text:span><text:span text:style-name="T1">instantes en el tiempo</text:span><text:span text:style-name="T2"> no es total, seguidamente </text:span><text:span text:style-name="T1">Deleuze</text:span><text:span text:style-name="T2"> aclara que la reconstrucción es posible “</text:span><text:span text:style-name="T1">...uniendo a las posiciones o a los instantes la idea abstracta de una sucesión, de un tiempo mecánico, homogéneo, universal y calcado del espacio, el mismo para todos los movimientos...</text:span><text:span text:style-name="T2">”. El movimiento en este caso se efectuará en en intervalo entre </text:span><text:span text:style-name="T1">las posiciones en el espacio </text:span><text:span text:style-name="T2">y </text:span><text:span text:style-name="T1">los instantes en el tiempo </text:span><text:span text:style-name="T2">y</text:span><text:span text:style-name="T1"> </text:span><text:span text:style-name="T2">siempre en una duración concreta que le otorga una duración cualitativa.</text:span></text:p>
      <text:p text:style-name="P2"><text:span text:style-name="T2"/></text:p>
      <text:p text:style-name="P2"><text:span text:style-name="T2"><text:tab/>En 1907 en </text:span><text:span text:style-name="T1">La evolución creadora</text:span><text:span text:style-name="T2">, </text:span><text:span text:style-name="T1">Bergson </text:span><text:span text:style-name="T2">argumenta siguiendo la primera tesis que el cine, </text:span><text:span text:style-name="T1">la ilusión cinematográfica, </text:span><text:span text:style-name="T2">procede con dos </text:span><text:span text:style-name="T1">datos complementarios: 1) cortes instantáneas llamados imágenes y </text:span><text:span text:style-name="T2">2) </text:span><text:span text:style-name="T1">un movimiento o un tiempo impersonal, uniforme, abstracto, invisible o imperceptible, que “...esta en el aparato y con el cual se hace desfilar las imágenes...”. </text:span><text:span text:style-name="T2">Esto parece querer decir que el cine consigue el movimiento, </text:span><text:span text:style-name="T1">la ilusión del movimiento, </text:span><text:span text:style-name="T2">uniendo </text:span><text:span text:style-name="T1">las posiciones en el espacio </text:span><text:span text:style-name="T2">y </text:span><text:span text:style-name="T1">los instantes en el tiempo</text:span><text:span text:style-name="T2"> con la </text:span><text:span text:style-name="T1">idea abstracta de sucesión.</text:span></text:p>
      <text:p text:style-name="Standard"/>
      <text:list xml:id="list218271843" text:continue-numbering="true" text:style-name="L1">
        <text:list-item>
          <text:p text:style-name="P1">Tomando en cuenta la tercera tesis de Bergson sobre el movimiento, ¿Como se define la noción de imagen movimiento?.</text:p>
        </text:list-item>
        <text:list-item>
          <text:p text:style-name="P1">¿Cuales son los elementos que le dan al cine su especificidad?, ¿como se insertan esos elementos en el marco conceptual de las tesis de Bergson?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Condensed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3T01:26:08</meta:creation-date>
    <dc:date>2012-11-07T16:49:16</dc:date>
    <meta:editing-duration>PT2H12M22S</meta:editing-duration>
    <meta:editing-cycles>5</meta:editing-cycles>
    <meta:generator>LibreOffice/3.3$Unix LibreOffice_project/330m19$Build-8</meta:generator>
    <meta:document-statistic meta:table-count="0" meta:image-count="0" meta:object-count="0" meta:page-count="1" meta:paragraph-count="10" meta:word-count="371" meta:character-count="2249"/>
  </office:meta>
</office:document-meta>
</file>